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53.85mm" svg:y="3.11mm">
            <loext:p draw:notify-on-update-of-ranges="Hoja1.A2:Hoja1.A21 Hoja1.B1:Hoja1.B1 Hoja1.B2:Hoja1.B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Dimension</text:p>
          </table:table-cell>
          <table:table-cell table:style-name="ce3" office:value-type="string" calcext:value-type="string">
            <text:p>Tiempo[ms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563" calcext:value-type="float">
            <text:p>4563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8045" calcext:value-type="float">
            <text:p>8045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9578" calcext:value-type="float">
            <text:p>9578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3351" calcext:value-type="float">
            <text:p>13351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4635" calcext:value-type="float">
            <text:p>14635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20274" calcext:value-type="float">
            <text:p>20274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22862" calcext:value-type="float">
            <text:p>22862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27515" calcext:value-type="float">
            <text:p>27515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32610" calcext:value-type="float">
            <text:p>3261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40734" calcext:value-type="float">
            <text:p>407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/00/0000</text:date>, <text:time style:data-style-name="N2" text:time-value="11:14:47.5371168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</meta:initial-creator>
    <meta:creation-date>2017-04-30T11:09:58.932552908</meta:creation-date>
    <dc:date>2017-04-30T11:15:03.398336867</dc:date>
    <dc:creator>juan </dc:creator>
    <meta:editing-duration>PT3M50S</meta:editing-duration>
    <meta:editing-cycles>3</meta:editing-cycles>
    <meta:generator>LibreOffice/5.1.6.2$Linux_X86_64 LibreOffice_project/10m0$Build-2</meta:generator>
    <meta:document-statistic meta:table-count="1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94cm" svg:y="0.316cm" chart:style-name="ch2">
          <text:p>SEL - Gráfico Tiempos</text:p>
        </chart:title>
        <chart:legend chart:legend-position="end" svg:x="12.857cm" svg:y="4.201cm" style:legend-expansion="high" chart:style-name="ch3"/>
        <chart:plot-area chart:style-name="ch4" table:cell-range-address="Hoja1.A1:Hoja1.B21" chart:data-source-has-labels="both" svg:x="0.32cm" svg:y="1.275cm" svg:width="12.217cm" svg:height="7.545cm">
          <chartooo:coordinate-region svg:x="1.497cm" svg:y="1.275cm" svg:width="10.899cm" svg:height="6.292cm"/>
          <chart:axis chart:dimension="x" chart:name="primary-x" chart:style-name="ch5" chartooo:axis-type="auto">
            <chartooo:date-scale/>
            <chart:categories table:cell-range-address="Hoja1.A2:Hoja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2:Hoja1.B21" chart:label-cell-address="Hoja1.B1:Hoja1.B1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[ms]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Hoja1.A2:Hoja1.A21</svg:desc>
                </draw:g>
              </table:table-cell>
              <table:table-cell office:value-type="float" office:value="1">
                <text:p>1</text:p>
                <draw:g>
                  <svg:desc>Hoja1.B2:Hoja1.B21</svg:desc>
                </draw:g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4563">
                <text:p>4563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6480">
                <text:p>6480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8045">
                <text:p>8045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9578">
                <text:p>9578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13351">
                <text:p>13351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14635">
                <text:p>14635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20274">
                <text:p>20274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22862">
                <text:p>22862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27515">
                <text:p>27515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32610">
                <text:p>32610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40734">
                <text:p>40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